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equency_sweep" table:style-name="ta1">
        <table:shapes>
          <draw:frame draw:z-index="0" draw:style-name="gr1" draw:text-style-name="P1" svg:width="16.003cm" svg:height="9.004cm" svg:x="11.466cm" svg:y="4.622cm">
            <draw:object draw:notify-on-update-of-ranges="frequency_sweep.A1:frequency_sweep.A1 frequency_sweep.A2:frequency_sweep.A56 frequency_sweep.C1:frequency_sweep.C1 frequency_sweep.C2:frequency_sweep.C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req (kHz)</text:p>
          </table:table-cell>
          <table:table-cell office:value-type="string" calcext:value-type="string">
            <text:p><text:s/>Gain</text:p>
          </table:table-cell>
          <table:table-cell office:value-type="string" calcext:value-type="string">
            <text:p><text:s/>Gain(dB)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541691144494205" calcext:value-type="float">
            <text:p>0.000541691144494</text:p>
          </table:table-cell>
          <table:table-cell table:formula="of:=10*LOG10([.B2])" office:value-type="float" office:value="-32.6624826415202" calcext:value-type="float">
            <text:p>-32.662482641520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801092537632276" calcext:value-type="float">
            <text:p>0.000801092537632</text:p>
          </table:table-cell>
          <table:table-cell table:formula="of:=10*LOG10([.B3])" office:value-type="float" office:value="-30.9631731380116" calcext:value-type="float">
            <text:p>-30.96317313801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04523502529164" calcext:value-type="float">
            <text:p>0.001045235025292</text:p>
          </table:table-cell>
          <table:table-cell table:formula="of:=10*LOG10([.B4])" office:value-type="float" office:value="-29.8078604571469" calcext:value-type="float">
            <text:p>-29.807860457146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126648915473293" calcext:value-type="float">
            <text:p>0.001266489154733</text:p>
          </table:table-cell>
          <table:table-cell table:formula="of:=10*LOG10([.B5])" office:value-type="float" office:value="-28.9739852483104" calcext:value-type="float">
            <text:p>-28.97398524831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46485492595616" calcext:value-type="float">
            <text:p>0.001464854925956</text:p>
          </table:table-cell>
          <table:table-cell table:formula="of:=10*LOG10([.B6])" office:value-type="float" office:value="-28.3420538416755" calcext:value-type="float">
            <text:p>-28.342053841675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164033233896133" calcext:value-type="float">
            <text:p>0.001640332338961</text:p>
          </table:table-cell>
          <table:table-cell table:formula="of:=10*LOG10([.B7])" office:value-type="float" office:value="-27.8506815295549" calcext:value-type="float">
            <text:p>-27.85068152955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77766248826972" calcext:value-type="float">
            <text:p>0.00177766248827</text:p>
          </table:table-cell>
          <table:table-cell table:formula="of:=10*LOG10([.B8])" office:value-type="float" office:value="-27.5015069184508" calcext:value-type="float">
            <text:p>-27.501506918450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189210427936004" calcext:value-type="float">
            <text:p>0.00189210427936</text:p>
          </table:table-cell>
          <table:table-cell table:formula="of:=10*LOG10([.B9])" office:value-type="float" office:value="-27.2305493204488" calcext:value-type="float">
            <text:p>-27.23054932044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96839880675359" calcext:value-type="float">
            <text:p>0.001968398806754</text:p>
          </table:table-cell>
          <table:table-cell table:formula="of:=10*LOG10([.B10])" office:value-type="float" office:value="-27.0588690690787" calcext:value-type="float">
            <text:p>-27.058869069078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00201417552318972" calcext:value-type="float">
            <text:p>0.00201417552319</text:p>
          </table:table-cell>
          <table:table-cell table:formula="of:=10*LOG10([.B11])" office:value-type="float" office:value="-26.9590268600126" calcext:value-type="float">
            <text:p>-26.95902686001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202180497592908" calcext:value-type="float">
            <text:p>0.002021804975929</text:p>
          </table:table-cell>
          <table:table-cell table:formula="of:=10*LOG10([.B12])" office:value-type="float" office:value="-26.9426073893429" calcext:value-type="float">
            <text:p>-26.942607389342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00200654607045037" calcext:value-type="float">
            <text:p>0.00200654607045</text:p>
          </table:table-cell>
          <table:table-cell table:formula="of:=10*LOG10([.B13])" office:value-type="float" office:value="-26.9755086438134" calcext:value-type="float">
            <text:p>-26.97550864381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99128716497166" calcext:value-type="float">
            <text:p>0.001991287164972</text:p>
          </table:table-cell>
          <table:table-cell table:formula="of:=10*LOG10([.B14])" office:value-type="float" office:value="-27.0086610553281" calcext:value-type="float">
            <text:p>-27.0086610553281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00196839880675359" calcext:value-type="float">
            <text:p>0.001968398806754</text:p>
          </table:table-cell>
          <table:table-cell table:formula="of:=10*LOG10([.B15])" office:value-type="float" office:value="-27.0588690690787" calcext:value-type="float">
            <text:p>-27.05886906907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95313990127488" calcext:value-type="float">
            <text:p>0.001953139901275</text:p>
          </table:table-cell>
          <table:table-cell table:formula="of:=10*LOG10([.B16])" office:value-type="float" office:value="-27.0926664755925" calcext:value-type="float">
            <text:p>-27.092666475592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00193025154305682" calcext:value-type="float">
            <text:p>0.001930251543057</text:p>
          </table:table-cell>
          <table:table-cell table:formula="of:=10*LOG10([.B17])" office:value-type="float" office:value="-27.1438609169528" calcext:value-type="float">
            <text:p>-27.14386091695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91499263757811" calcext:value-type="float">
            <text:p>0.001914992637578</text:p>
          </table:table-cell>
          <table:table-cell table:formula="of:=10*LOG10([.B18])" office:value-type="float" office:value="-27.1783289139006" calcext:value-type="float">
            <text:p>-27.1783289139006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00189210427936004" calcext:value-type="float">
            <text:p>0.00189210427936</text:p>
          </table:table-cell>
          <table:table-cell table:formula="of:=10*LOG10([.B19])" office:value-type="float" office:value="-27.2305493204488" calcext:value-type="float">
            <text:p>-27.23054932044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96839880675359" calcext:value-type="float">
            <text:p>0.001968398806754</text:p>
          </table:table-cell>
          <table:table-cell table:formula="of:=10*LOG10([.B20])" office:value-type="float" office:value="-27.0588690690787" calcext:value-type="float">
            <text:p>-27.05886906907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86921592114198" calcext:value-type="float">
            <text:p>0.001869215921142</text:p>
          </table:table-cell>
          <table:table-cell table:formula="of:=10*LOG10([.B21])" office:value-type="float" office:value="-27.2834052850656" calcext:value-type="float">
            <text:p>-27.28340528506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57166726430713" calcext:value-type="float">
            <text:p>0.001571667264307</text:p>
          </table:table-cell>
          <table:table-cell table:formula="of:=10*LOG10([.B22])" office:value-type="float" office:value="-28.0363939250194" calcext:value-type="float">
            <text:p>-28.03639392501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19019462733938" calcext:value-type="float">
            <text:p>0.001190194627339</text:p>
          </table:table-cell>
          <table:table-cell table:formula="of:=10*LOG10([.B23])" office:value-type="float" office:value="-29.2438201451663" calcext:value-type="float">
            <text:p>-29.24382014516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740056915717436" calcext:value-type="float">
            <text:p>0.000740056915717</text:p>
          </table:table-cell>
          <table:table-cell table:formula="of:=10*LOG10([.B24])" office:value-type="float" office:value="-31.3073487860485" calcext:value-type="float">
            <text:p>-31.30734878604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24414248765936" calcext:value-type="float">
            <text:p>0.000244142487659</text:p>
          </table:table-cell>
          <table:table-cell table:formula="of:=10*LOG10([.B25])" office:value-type="float" office:value="-36.1235663455119" calcext:value-type="float">
            <text:p>-36.12356634551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27466029861678" calcext:value-type="float">
            <text:p>0.000274660298617</text:p>
          </table:table-cell>
          <table:table-cell table:formula="of:=10*LOG10([.B26])" office:value-type="float" office:value="-35.6120411210381" calcext:value-type="float">
            <text:p>-35.61204112103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762945273935501" calcext:value-type="float">
            <text:p>0.000762945273936</text:p>
          </table:table-cell>
          <table:table-cell table:formula="of:=10*LOG10([.B27])" office:value-type="float" office:value="-31.175066128711" calcext:value-type="float">
            <text:p>-31.1750661287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121308298555745" calcext:value-type="float">
            <text:p>0.001213082985557</text:p>
          </table:table-cell>
          <table:table-cell table:formula="of:=10*LOG10([.B28])" office:value-type="float" office:value="-29.1610948855064" calcext:value-type="float">
            <text:p>-29.16109488550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58692616978584" calcext:value-type="float">
            <text:p>0.001586926169786</text:p>
          </table:table-cell>
          <table:table-cell table:formula="of:=10*LOG10([.B29])" office:value-type="float" office:value="-27.9944327790833" calcext:value-type="float">
            <text:p>-27.99443277908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187684537388133" calcext:value-type="float">
            <text:p>0.001876845373881</text:p>
          </table:table-cell>
          <table:table-cell table:formula="of:=10*LOG10([.B30])" office:value-type="float" office:value="-27.2657150576772" calcext:value-type="float">
            <text:p>-27.26571505767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20523227868865" calcext:value-type="float">
            <text:p>0.002052322786887</text:p>
          </table:table-cell>
          <table:table-cell table:formula="of:=10*LOG10([.B31])" office:value-type="float" office:value="-26.8775433286869" calcext:value-type="float">
            <text:p>-26.87754332868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211335840880134" calcext:value-type="float">
            <text:p>0.002113358408801</text:p>
          </table:table-cell>
          <table:table-cell table:formula="of:=10*LOG10([.B32])" office:value-type="float" office:value="-26.7502684380665" calcext:value-type="float">
            <text:p>-26.75026843806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206758169236521" calcext:value-type="float">
            <text:p>0.002067581692365</text:p>
          </table:table-cell>
          <table:table-cell table:formula="of:=10*LOG10([.B33])" office:value-type="float" office:value="-26.8453732199669" calcext:value-type="float">
            <text:p>-26.84537321996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18997337320994" calcext:value-type="float">
            <text:p>0.001899733732099</text:p>
          </table:table-cell>
          <table:table-cell table:formula="of:=10*LOG10([.B34])" office:value-type="float" office:value="-27.2130726577536" calcext:value-type="float">
            <text:p>-27.21307265775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163270288622197" calcext:value-type="float">
            <text:p>0.001632702886222</text:p>
          </table:table-cell>
          <table:table-cell table:formula="of:=10*LOG10([.B35])" office:value-type="float" office:value="-27.870928395219" calcext:value-type="float">
            <text:p>-27.87092839521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128174806021164" calcext:value-type="float">
            <text:p>0.001281748060212</text:p>
          </table:table-cell>
          <table:table-cell table:formula="of:=10*LOG10([.B36])" office:value-type="float" office:value="-28.9219733114523" calcext:value-type="float">
            <text:p>-28.92197331145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862128159547116" calcext:value-type="float">
            <text:p>0.000862128159547</text:p>
          </table:table-cell>
          <table:table-cell table:formula="of:=10*LOG10([.B37])" office:value-type="float" office:value="-30.6442816938768" calcext:value-type="float">
            <text:p>-30.644281693876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404360995185815" calcext:value-type="float">
            <text:p>0.000404360995186</text:p>
          </table:table-cell>
          <table:table-cell table:formula="of:=10*LOG10([.B38])" office:value-type="float" office:value="-33.9323074327031" calcext:value-type="float">
            <text:p>-33.93230743270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762945273935501" calcext:value-type="float">
            <text:p>7.62945273935501E-05</text:p>
          </table:table-cell>
          <table:table-cell table:formula="of:=10*LOG10([.B39])" office:value-type="float" office:value="-41.175066128711" calcext:value-type="float">
            <text:p>-41.1750661287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227357691632779" calcext:value-type="float">
            <text:p>0.002273576916328</text:p>
          </table:table-cell>
          <table:table-cell table:formula="of:=10*LOG10([.B40])" office:value-type="float" office:value="-26.4329034879484" calcext:value-type="float">
            <text:p>-26.43290348794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592808477847884" calcext:value-type="float">
            <text:p>0.005928084778479</text:p>
          </table:table-cell>
          <table:table-cell table:formula="of:=10*LOG10([.B41])" office:value-type="float" office:value="-22.2708559407018" calcext:value-type="float">
            <text:p>-22.270855940701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912101074989891" calcext:value-type="float">
            <text:p>0.091210107498989</text:p>
          </table:table-cell>
          <table:table-cell table:formula="of:=10*LOG10([.B42])" office:value-type="float" office:value="-10.399570324193" calcext:value-type="float">
            <text:p>-10.39957032419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39998931876616" calcext:value-type="float">
            <text:p>0.339998931876616</text:p>
          </table:table-cell>
          <table:table-cell table:formula="of:=10*LOG10([.B43])" office:value-type="float" office:value="-4.68522447313098" calcext:value-type="float">
            <text:p>-4.6852244731309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499736783880492" calcext:value-type="float">
            <text:p>0.499736783880492</text:p>
          </table:table-cell>
          <table:table-cell table:formula="of:=10*LOG10([.B44])" office:value-type="float" office:value="-3.01258682479821" calcext:value-type="float">
            <text:p>-3.0125868247982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31850676350985" calcext:value-type="float">
            <text:p>0.331850676350985</text:p>
          </table:table-cell>
          <table:table-cell table:formula="of:=10*LOG10([.B45])" office:value-type="float" office:value="-4.79057292877441" calcext:value-type="float">
            <text:p>-4.7905729287744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998847952636357" calcext:value-type="float">
            <text:p>0.099884795263636</text:p>
          </table:table-cell>
          <table:table-cell table:formula="of:=10*LOG10([.B46])" office:value-type="float" office:value="-10.0050061623513" calcext:value-type="float">
            <text:p>-10.00500616235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37308023895446" calcext:value-type="float">
            <text:p>0.003730802389545</text:p>
          </table:table-cell>
          <table:table-cell table:formula="of:=10*LOG10([.B47])" office:value-type="float" office:value="-24.2819775374747" calcext:value-type="float">
            <text:p>-24.281977537474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161744398074326" calcext:value-type="float">
            <text:p>0.001617443980743</text:p>
          </table:table-cell>
          <table:table-cell table:formula="of:=10*LOG10([.B48])" office:value-type="float" office:value="-27.9117075194234" calcext:value-type="float">
            <text:p>-27.911707519423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68665074654195" calcext:value-type="float">
            <text:p>6.8665074654195E-05</text:p>
          </table:table-cell>
          <table:table-cell table:formula="of:=10*LOG10([.B49])" office:value-type="float" office:value="-41.6326410343177" calcext:value-type="float">
            <text:p>-41.63264103431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617985671887756" calcext:value-type="float">
            <text:p>0.000617985671888</text:p>
          </table:table-cell>
          <table:table-cell table:formula="of:=10*LOG10([.B50])" office:value-type="float" office:value="-32.0902159399245" calcext:value-type="float">
            <text:p>-32.090215939924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671391841063241" calcext:value-type="float">
            <text:p>0.000671391841063</text:p>
          </table:table-cell>
          <table:table-cell table:formula="of:=10*LOG10([.B51])" office:value-type="float" office:value="-31.7302394072093" calcext:value-type="float">
            <text:p>-31.730239407209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32043701505291" calcext:value-type="float">
            <text:p>0.000320437015053</text:p>
          </table:table-cell>
          <table:table-cell table:formula="of:=10*LOG10([.B52])" office:value-type="float" office:value="-34.9425732247319" calcext:value-type="float">
            <text:p>-34.942573224731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12207124382968" calcext:value-type="float">
            <text:p>0.00012207124383</text:p>
          </table:table-cell>
          <table:table-cell table:formula="of:=10*LOG10([.B53])" office:value-type="float" office:value="-39.1338663021517" calcext:value-type="float">
            <text:p>-39.133866302151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4577671643613" calcext:value-type="float">
            <text:p>0.000457767164361</text:p>
          </table:table-cell>
          <table:table-cell table:formula="of:=10*LOG10([.B54])" office:value-type="float" office:value="-33.3935536248745" calcext:value-type="float">
            <text:p>-33.393553624874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53406169175485" calcext:value-type="float">
            <text:p>0.000534061691755</text:p>
          </table:table-cell>
          <table:table-cell table:formula="of:=10*LOG10([.B55])" office:value-type="float" office:value="-32.7240857285684" calcext:value-type="float">
            <text:p>-32.724085728568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35095482601033" calcext:value-type="float">
            <text:p>0.00035095482601</text:p>
          </table:table-cell>
          <table:table-cell table:formula="of:=10*LOG10([.B56])" office:value-type="float" office:value="-34.5474878118952" calcext:value-type="float">
            <text:p>-34.54748781189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16T01:00:05.559000000</dc:date>
    <meta:editing-duration>PT3M36S</meta:editing-duration>
    <meta:editing-cycles>1</meta:editing-cycles>
    <meta:document-statistic meta:table-count="1" meta:cell-count="168" meta:object-count="1"/>
    <meta:generator>LibreOffice/7.0.3.1$Windows_X86_64 LibreOffice_project/d7547858d014d4cf69878db179d326fc3483e08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scatter" chart:style-name="ch1">
        <chart:title svg:x="3.487cm" svg:y="0.316cm" chart:style-name="ch2">
          <text:p>32 tap, 300-400kHz bandpass filter response</text:p>
        </chart:title>
        <chart:legend chart:legend-position="end" svg:x="13.099cm" svg:y="4.203cm" style:legend-expansion="high" chart:style-name="ch3"/>
        <chart:plot-area chart:style-name="ch4" table:cell-range-address="frequency_sweep.A1:frequency_sweep.A56 frequency_sweep.C1:frequency_sweep.C56" chart:data-source-has-labels="row" svg:x="1.331cm" svg:y="1.275cm" svg:width="11.448cm" svg:height="6.569cm">
          <chart:coordinate-region svg:x="2.058cm" svg:y="1.474cm" svg:width="10.349cm" svg:height="6.171cm"/>
          <chart:axis chart:dimension="x" chart:name="primary-x" chart:style-name="ch5">
            <chart:title svg:x="5.86cm" svg:y="8.024cm" chart:style-name="ch6">
              <text:p>frequency (kHz)</text:p>
            </chart:title>
          </chart:axis>
          <chart:axis chart:dimension="y" chart:name="primary-y" chart:style-name="ch7">
            <chart:title svg:x="0.451cm" svg:y="5.264cm" chart:style-name="ch8">
              <text:p>Gain(dB)</text:p>
            </chart:title>
            <chart:grid chart:style-name="ch9" chart:class="major"/>
          </chart:axis>
          <chart:series chart:style-name="ch10" chart:values-cell-range-address="frequency_sweep.C2:frequency_sweep.C56" chart:label-cell-address="frequency_sweep.C1:frequency_sweep.C1" chart:class="chart:scatter">
            <chart:domain table:cell-range-address="frequency_sweep.A2:frequency_sweep.A56"/>
            <chart:data-point chart:repeated="5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Gain(dB) </text:p>
                <draw:g>
                  <svg:desc>frequency_sweep.C1:frequency_sweep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requency_sweep.A2:frequency_sweep.A56</svg:desc>
                </draw:g>
              </table:table-cell>
              <table:table-cell office:value-type="float" office:value="-32.6624826415202">
                <text:p>-32.6624826415202</text:p>
                <draw:g>
                  <svg:desc>frequency_sweep.C2:frequency_sweep.C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-30.9631731380116">
                <text:p>-30.9631731380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9.8078604571469">
                <text:p>-29.80786045714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-28.9739852483104">
                <text:p>-28.9739852483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-28.3420538416755">
                <text:p>-28.34205384167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">
                <text:p>3.5</text:p>
              </table:table-cell>
              <table:table-cell office:value-type="float" office:value="-27.8506815295549">
                <text:p>-27.85068152955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-27.5015069184508">
                <text:p>-27.5015069184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-27.2305493204488">
                <text:p>-27.2305493204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-27.0588690690787">
                <text:p>-27.05886906907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-26.9590268600126">
                <text:p>-26.9590268600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-26.9426073893429">
                <text:p>-26.9426073893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5">
                <text:p>6.5</text:p>
              </table:table-cell>
              <table:table-cell office:value-type="float" office:value="-26.9755086438134">
                <text:p>-26.9755086438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-27.0086610553281">
                <text:p>-27.0086610553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5">
                <text:p>7.5</text:p>
              </table:table-cell>
              <table:table-cell office:value-type="float" office:value="-27.0588690690787">
                <text:p>-27.05886906907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-27.0926664755925">
                <text:p>-27.09266647559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5">
                <text:p>8.5</text:p>
              </table:table-cell>
              <table:table-cell office:value-type="float" office:value="-27.1438609169528">
                <text:p>-27.14386091695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-27.1783289139006">
                <text:p>-27.1783289139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5">
                <text:p>9.5</text:p>
              </table:table-cell>
              <table:table-cell office:value-type="float" office:value="-27.2305493204488">
                <text:p>-27.23054932044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-27.0588690690787">
                <text:p>-27.05886906907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-27.2834052850656">
                <text:p>-27.28340528506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-28.0363939250194">
                <text:p>-28.03639392501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-29.2438201451663">
                <text:p>-29.24382014516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-31.3073487860485">
                <text:p>-31.30734878604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-36.1235663455119">
                <text:p>-36.12356634551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-35.6120411210381">
                <text:p>-35.61204112103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-31.175066128711">
                <text:p>-31.1750661287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">
                <text:p>45</text:p>
              </table:table-cell>
              <table:table-cell office:value-type="float" office:value="-29.1610948855064">
                <text:p>-29.16109488550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-27.9944327790833">
                <text:p>-27.99443277908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">
                <text:p>55</text:p>
              </table:table-cell>
              <table:table-cell office:value-type="float" office:value="-27.2657150576772">
                <text:p>-27.26571505767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-26.8775433286869">
                <text:p>-26.87754332868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">
                <text:p>65</text:p>
              </table:table-cell>
              <table:table-cell office:value-type="float" office:value="-26.7502684380665">
                <text:p>-26.75026843806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">
                <text:p>70</text:p>
              </table:table-cell>
              <table:table-cell office:value-type="float" office:value="-26.8453732199669">
                <text:p>-26.84537321996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">
                <text:p>75</text:p>
              </table:table-cell>
              <table:table-cell office:value-type="float" office:value="-27.2130726577536">
                <text:p>-27.21307265775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">
                <text:p>80</text:p>
              </table:table-cell>
              <table:table-cell office:value-type="float" office:value="-27.870928395219">
                <text:p>-27.8709283952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">
                <text:p>85</text:p>
              </table:table-cell>
              <table:table-cell office:value-type="float" office:value="-28.9219733114523">
                <text:p>-28.92197331145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-30.6442816938768">
                <text:p>-30.64428169387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5">
                <text:p>95</text:p>
              </table:table-cell>
              <table:table-cell office:value-type="float" office:value="-33.9323074327031">
                <text:p>-33.93230743270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">
                <text:p>100</text:p>
              </table:table-cell>
              <table:table-cell office:value-type="float" office:value="-41.175066128711">
                <text:p>-41.1750661287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0">
                <text:p>150</text:p>
              </table:table-cell>
              <table:table-cell office:value-type="float" office:value="-26.4329034879484">
                <text:p>-26.43290348794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-22.2708559407018">
                <text:p>-22.27085594070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0">
                <text:p>250</text:p>
              </table:table-cell>
              <table:table-cell office:value-type="float" office:value="-10.399570324193">
                <text:p>-10.3995703241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0">
                <text:p>300</text:p>
              </table:table-cell>
              <table:table-cell office:value-type="float" office:value="-4.68522447313098">
                <text:p>-4.685224473130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0">
                <text:p>350</text:p>
              </table:table-cell>
              <table:table-cell office:value-type="float" office:value="-3.01258682479821">
                <text:p>-3.012586824798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0">
                <text:p>400</text:p>
              </table:table-cell>
              <table:table-cell office:value-type="float" office:value="-4.79057292877441">
                <text:p>-4.790572928774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-10.0050061623513">
                <text:p>-10.00500616235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0">
                <text:p>500</text:p>
              </table:table-cell>
              <table:table-cell office:value-type="float" office:value="-24.2819775374747">
                <text:p>-24.28197753747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0">
                <text:p>550</text:p>
              </table:table-cell>
              <table:table-cell office:value-type="float" office:value="-27.9117075194234">
                <text:p>-27.91170751942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0">
                <text:p>600</text:p>
              </table:table-cell>
              <table:table-cell office:value-type="float" office:value="-41.6326410343177">
                <text:p>-41.63264103431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0">
                <text:p>650</text:p>
              </table:table-cell>
              <table:table-cell office:value-type="float" office:value="-32.0902159399245">
                <text:p>-32.09021593992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0">
                <text:p>700</text:p>
              </table:table-cell>
              <table:table-cell office:value-type="float" office:value="-31.7302394072093">
                <text:p>-31.73023940720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0">
                <text:p>750</text:p>
              </table:table-cell>
              <table:table-cell office:value-type="float" office:value="-34.9425732247319">
                <text:p>-34.94257322473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0">
                <text:p>800</text:p>
              </table:table-cell>
              <table:table-cell office:value-type="float" office:value="-39.1338663021517">
                <text:p>-39.13386630215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50">
                <text:p>850</text:p>
              </table:table-cell>
              <table:table-cell office:value-type="float" office:value="-33.3935536248745">
                <text:p>-33.39355362487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0">
                <text:p>900</text:p>
              </table:table-cell>
              <table:table-cell office:value-type="float" office:value="-32.7240857285684">
                <text:p>-32.72408572856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50">
                <text:p>950</text:p>
              </table:table-cell>
              <table:table-cell office:value-type="float" office:value="-34.5474878118952">
                <text:p>-34.54748781189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